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6007" officeooo:paragraph-rsid="001c6007" style:font-size-asian="16pt" style:font-size-complex="16pt"/>
    </style:style>
    <style:style style:name="P2" style:family="paragraph" style:parent-style-name="Standard">
      <style:text-properties fo:font-size="16pt" officeooo:rsid="001dc27c" officeooo:paragraph-rsid="001dc27c" style:font-size-asian="16pt" style:font-size-complex="16pt"/>
    </style:style>
    <style:style style:name="P3" style:family="paragraph" style:parent-style-name="Standard">
      <style:text-properties fo:font-size="16pt" officeooo:rsid="001dc27c" officeooo:paragraph-rsid="001e8348" style:font-size-asian="16pt" style:font-size-complex="16pt"/>
    </style:style>
    <style:style style:name="P4" style:family="paragraph" style:parent-style-name="Standard">
      <style:text-properties fo:font-size="16pt" officeooo:rsid="001dc27c" officeooo:paragraph-rsid="00208e42" style:font-size-asian="16pt" style:font-size-complex="16pt"/>
    </style:style>
    <style:style style:name="P5" style:family="paragraph" style:parent-style-name="Standard">
      <style:text-properties fo:font-size="16pt" officeooo:rsid="001e8348" officeooo:paragraph-rsid="001e8348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c6007" officeooo:paragraph-rsid="001c600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c6007" officeooo:paragraph-rsid="001dc27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dc27c" officeooo:paragraph-rsid="001dc27c" style:font-size-asian="16pt" style:font-weight-asian="bold" style:font-size-complex="16pt" style:font-weight-complex="bold"/>
    </style:style>
    <style:style style:name="P9" style:family="paragraph" style:parent-style-name="Standard">
      <style:text-properties style:use-window-font-color="true" fo:font-size="16pt" officeooo:rsid="001dc27c" officeooo:paragraph-rsid="001dc27c" style:font-size-asian="16pt" style:font-size-complex="16pt"/>
    </style:style>
    <style:style style:name="T1" style:family="text">
      <style:text-properties officeooo:rsid="001e8348"/>
    </style:style>
    <style:style style:name="T2" style:family="text">
      <style:text-properties officeooo:rsid="00208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***** Bugs found with jsfuzz *****</text:p>
      <text:p text:style-name="P1"/>
      <text:p text:style-name="P6">Bugs by Test Failed</text:p>
      <text:p text:style-name="P2">============================</text:p>
      <text:p text:style-name="P5">var def = [];</text:p>
      <text:p text:style-name="P5">var p = new Proxy({foo:1, bar:2}, { defineProperty: function(o, v, desc) { def.push(v);</text:p>
      <text:p text:style-name="P5">Object.defineProperty(o, v, desc); return true; }});</text:p>
      <text:p text:style-name="P5">p.foo = 2; p.bar = 4;</text:p>
      <text:p text:style-name="P5">p.foo = 2; p.bar = 4;</text:p>
      <text:p text:style-name="P5">p.foo = 2; p.bar = 4;</text:p>
      <text:p text:style-name="P5">return def + '' === "foo,bar";</text:p>
      <text:p text:style-name="P5">pattern:</text:p>
      <text:p text:style-name="P5">-------------JavaScriptCore <text:s text:c="13"/>* JSCore shows only 2 objects</text:p>
      <text:p text:style-name="P5">-------------Chakra</text:p>
      <text:p text:style-name="P5">Error: Test failed</text:p>
      <text:p text:style-name="P5">-------------SpiderMonkey</text:p>
      <text:p text:style-name="P5">Error: Test failed</text:p>
      <text:p text:style-name="P5">-------------v8</text:p>
      <text:p text:style-name="P5">Error: Test failed</text:p>
      <text:p text:style-name="P1"/>
      <text:p text:style-name="P1"/>
      <text:p text:style-name="P8">Bugs by runtime</text:p>
      <text:p text:style-name="P2">============================</text:p>
      <text:p text:style-name="P2">print(!({ __proto__ } instanceof Array));</text:p>
      <text:p text:style-name="P2">pattern:</text:p>
      <text:p text:style-name="P2">-------------JavaScriptCore</text:p>
      <text:p text:style-name="P2">Error: undefined is not an object (evaluating '} instanc')</text:p>
      <text:p text:style-name="P2">============================</text:p>
      <text:p text:style-name="P1"/>
      <text:p text:style-name="P7">Bugs by violation of pre-condition</text:p>
      <text:p text:style-name="P2">============================</text:p>
      <text:p text:style-name="P2">function test() {</text:p>
      <text:p text:style-name="P2"><text:tab/>"use strict";</text:p>
      <text:p text:style-name="P2"><text:tab/>return (function f(n){</text:p>
      <text:p text:style-name="P2"><text:tab/><text:tab/>if (n &lt;= 0) {</text:p>
      <text:p text:style-name="P2"><text:tab/><text:tab/><text:tab/>return "foo";</text:p>
      <text:p text:style-name="P2"><text:tab/><text:tab/>}</text:p>
      <text:p text:style-name="P2"><text:tab/>return f(n - 1);</text:p>
      <text:p text:style-name="P2"><text:soft-page-break/>}(1e6)) === "foo";}</text:p>
      <text:p text:style-name="P2">pattern:</text:p>
      <text:p text:style-name="P2">-------------JavaScriptCore</text:p>
      <text:p text:style-name="P9">-------------Chakra <text:s text:c="15"/>* chakra dumps core (segmentation fault)</text:p>
      <text:p text:style-name="P2">-------------SpiderMonkey</text:p>
      <text:p text:style-name="P2">Error: too much recursion</text:p>
      <text:p text:style-name="P2">-------------v8</text:p>
      <text:p text:style-name="P2">Error: Maximum call stack size exceeded</text:p>
      <text:p text:style-name="P2">============================</text:p>
      <text:p text:style-name="P2">"foo".repeat(657604378) === "foofoofoo"</text:p>
      <text:p text:style-name="P2">pattern:</text:p>
      <text:p text:style-name="P2">-------------JavaScriptCore</text:p>
      <text:p text:style-name="P3">Error: TIMEOUT</text:p>
      <text:p text:style-name="P3">-------------Chakra <text:s text:c="12"/>* <text:span text:style-name="T1">pass without message</text:span></text:p>
      <text:p text:style-name="P2">-------------SpiderMonkey</text:p>
      <text:p text:style-name="P2">Error: repeat count must be less than infinity and not overflow maximum string size</text:p>
      <text:p text:style-name="P2">-------------v8</text:p>
      <text:p text:style-name="P2">Error: Invalid string length</text:p>
      <text:p text:style-name="P2"/>
      <text:p text:style-name="P4">============================</text:p>
      <text:p text:style-name="P4">var buffer = new ArrayBuffer(64);</text:p>
      <text:p text:style-name="P4">var view = new DataView(buffer);</text:p>
      <text:p text:style-name="P4">view.setInt8 (0, 0x80);</text:p>
      <text:p text:style-name="P4">print(view.getInt8(-1770523502845470856862803727694) === -0x80);</text:p>
      <text:p text:style-name="P4">pattern:</text:p>
      <text:p text:style-name="P4">-------------JavaScriptCore</text:p>
      <text:p text:style-name="P4">Error: byteOffset cannot be negative</text:p>
      <text:p text:style-name="P4">-------------<text:span text:style-name="T2">Chakra</text:span></text:p>
      <text:p text:style-name="P4">-------------SpiderMonkey</text:p>
      <text:p text:style-name="P4">Error: invalid or out-of-range index</text:p>
      <text:p text:style-name="P4">-------------v8</text:p>
      <text:p text:style-name="P4">Error: Offset is outside the bounds of the Data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30:13.776145192</meta:creation-date>
    <dc:date>2018-04-11T16:34:37.840651059</dc:date>
    <meta:editing-duration>PT2H3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240" meta:character-count="1840" meta:non-whitespace-character-count="1632"/>
  </office:meta>
</office:document-meta>
</file>